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fo:min-height="0.713cm"/>
    </style:style>
    <style:style style:name="gr2" style:family="graphic" style:parent-style-name="standard">
      <style:graphic-properties draw:fill="solid" draw:fill-color="#ffffff" fo:min-height="0.949cm"/>
    </style:style>
    <style:style style:name="gr3" style:family="graphic" style:parent-style-name="standard">
      <style:graphic-properties draw:fill="solid" draw:fill-color="#e6e6ff" draw:textarea-vertical-align="middle"/>
    </style:style>
    <style:style style:name="gr4" style:family="graphic" style:parent-style-name="standard">
      <style:graphic-properties draw:fill="solid" draw:fill-color="#ffccff" draw:textarea-vertical-align="middle" draw:fit-to-size="false"/>
    </style:style>
    <style:style style:name="gr5" style:family="graphic" style:parent-style-name="objectwithoutfill">
      <style:graphic-properties draw:marker-end="Symmetric_20_Arrow" draw:marker-end-width="0.3cm" draw:fill="none" draw:fill-color="#e6e6ff" draw:textarea-vertical-align="middle"/>
    </style:style>
    <style:style style:name="gr6" style:family="graphic" style:parent-style-name="objectwithoutfill">
      <style:graphic-properties draw:fill="none" draw:fill-color="#e6e6ff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e6e6ff" draw:textarea-vertical-align="middle"/>
    </style:style>
    <style:style style:name="gr8" style:family="graphic" style:parent-style-name="standard">
      <style:graphic-properties draw:fill="solid" draw:fill-color="#e6e6ff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1cm" fo:margin-bottom="0.1cm" fo:line-height="100%" fo:text-align="center" fo:text-indent="0cm"/>
    </style:style>
    <style:style style:name="P6" style:family="paragraph">
      <style:paragraph-properties fo:margin-left="0cm" fo:margin-right="0cm" fo:margin-top="0.1cm" fo:margin-bottom="0.1cm" fo:line-height="100%" fo:text-align="start" fo:text-indent="0cm"/>
    </style:style>
    <style:style style:name="P7" style:family="paragraph">
      <style:paragraph-properties fo:margin-left="0cm" fo:margin-right="0cm" fo:margin-top="0.2cm" fo:margin-bottom="0.2cm" fo:line-height="100%" fo:text-align="start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.489cm" svg:height="0.963cm" svg:x="3.551cm" svg:y="1.288cm">
          <draw:text-box>
            <text:p>Class Hierarchy Diagram for CogoPy.Foundations</text:p>
          </draw:text-box>
        </draw:frame>
        <draw:frame draw:style-name="gr2" draw:text-style-name="P2" draw:layer="layout" svg:width="14.489cm" svg:height="1.199cm" svg:x="3.552cm" svg:y="2.389cm">
          <draw:text-box>
            <text:p text:style-name="P1"><text:span text:style-name="T1">Paul Schrum</text:span></text:p>
            <text:p text:style-name="P1"><text:span text:style-name="T1">2 March 2016</text:span></text:p>
          </draw:text-box>
        </draw:frame>
        <draw:rect draw:style-name="gr3" draw:text-style-name="P1" draw:layer="layout" svg:width="2.159cm" svg:height="1.397cm" svg:x="12.922cm" svg:y="5.064cm">
          <text:p text:style-name="P1">Degree</text:p>
        </draw:rect>
        <draw:rect draw:style-name="gr4" draw:text-style-name="P4" draw:layer="layout" svg:width="3.175cm" svg:height="1.397cm" svg:x="15.716cm" svg:y="4.556cm">
          <text:p text:style-name="P3"><text:span text:style-name="T2">Wrapper around a float</text:span></text:p>
          <text:p text:style-name="P3"><text:span text:style-name="T2">which represents the</text:span></text:p>
          <text:p text:style-name="P3"><text:span text:style-name="T2">circular unit “degree”</text:span></text:p>
        </draw:rect>
        <draw:line draw:style-name="gr5" draw:text-style-name="P1" draw:layer="layout" svg:x1="15.716cm" svg:y1="4.81cm" svg:x2="15.081cm" svg:y2="5.064cm">
          <text:p/>
        </draw:line>
        <draw:rect draw:style-name="gr3" draw:text-style-name="P1" draw:layer="layout" svg:width="2.159cm" svg:height="1.397cm" svg:x="4.953cm" svg:y="5.064cm">
          <text:p text:style-name="P1">Angle</text:p>
        </draw:rect>
        <draw:line draw:style-name="gr6" draw:text-style-name="P1" draw:layer="layout" svg:x1="2.507cm" svg:y1="7.451cm" svg:x2="8.857cm" svg:y2="7.451cm">
          <text:p/>
        </draw:line>
        <draw:line draw:style-name="gr7" draw:text-style-name="P1" draw:layer="layout" svg:x1="6.004cm" svg:y1="7.462cm" svg:x2="6.004cm" svg:y2="6.43cm">
          <text:p/>
        </draw:line>
        <draw:rect draw:style-name="gr4" draw:text-style-name="P4" draw:layer="layout" svg:width="3.175cm" svg:height="1.397cm" svg:x="7.842cm" svg:y="4.557cm">
          <text:p text:style-name="P3"><text:span text:style-name="T2">Wrapper around a float</text:span></text:p>
          <text:p text:style-name="P3"><text:span text:style-name="T2">which represents an </text:span></text:p>
          <text:p text:style-name="P3"><text:span text:style-name="T2">Angle.</text:span></text:p>
        </draw:rect>
        <draw:line draw:style-name="gr5" draw:text-style-name="P1" draw:layer="layout" svg:x1="7.842cm" svg:y1="4.557cm" svg:x2="7.133cm" svg:y2="5.266cm">
          <text:p/>
        </draw:line>
        <draw:rect draw:style-name="gr3" draw:text-style-name="P1" draw:layer="layout" svg:width="2.484cm" svg:height="1.607cm" svg:x="1.296cm" svg:y="8.506cm">
          <text:p text:style-name="P1">Azimuth</text:p>
        </draw:rect>
        <draw:line draw:style-name="gr6" draw:text-style-name="P1" draw:layer="layout" svg:x1="2.507cm" svg:y1="8.547cm" svg:x2="2.507cm" svg:y2="7.451cm">
          <text:p/>
        </draw:line>
        <draw:rect draw:style-name="gr3" draw:text-style-name="P1" draw:layer="layout" svg:width="2.954cm" svg:height="1.639cm" svg:x="4.269cm" svg:y="8.495cm">
          <text:p text:style-name="P1">Deflection</text:p>
        </draw:rect>
        <draw:line draw:style-name="gr6" draw:text-style-name="P1" draw:layer="layout" svg:x1="5.843cm" svg:y1="8.494cm" svg:x2="5.843cm" svg:y2="7.451cm">
          <text:p/>
        </draw:line>
        <draw:rect draw:style-name="gr3" draw:text-style-name="P1" draw:layer="layout" svg:width="2.159cm" svg:height="1.397cm" svg:x="7.745cm" svg:y="8.558cm">
          <text:p text:style-name="P1">Slope</text:p>
        </draw:rect>
        <draw:line draw:style-name="gr6" draw:text-style-name="P1" draw:layer="layout" svg:x1="8.843cm" svg:y1="8.547cm" svg:x2="8.843cm" svg:y2="7.451cm">
          <text:p/>
        </draw:line>
        <draw:rect draw:style-name="gr3" draw:text-style-name="P1" draw:layer="layout" svg:width="2.402cm" svg:height="1.894cm" svg:x="15.193cm" svg:y="11.047cm">
          <text:p text:style-name="P1">Point</text:p>
          <text:p text:style-name="P3"><text:span text:style-name="T3">Property X</text:span></text:p>
          <text:p text:style-name="P3"><text:span text:style-name="T3">Property Y</text:span></text:p>
          <text:p text:style-name="P3"><text:span text:style-name="T3">Property Z</text:span></text:p>
        </draw:rect>
        <draw:rect draw:style-name="gr3" draw:text-style-name="P1" draw:layer="layout" svg:width="2.402cm" svg:height="1.894cm" svg:x="2.058cm" svg:y="14.196cm">
          <text:p text:style-name="P1">Vector</text:p>
          <text:p text:style-name="P3"><text:span text:style-name="T3">Property dX</text:span></text:p>
          <text:p text:style-name="P3"><text:span text:style-name="T3">Property dY</text:span></text:p>
          <text:p text:style-name="P3"><text:span text:style-name="T3">Property dZ</text:span></text:p>
        </draw:rect>
        <draw:rect draw:style-name="gr3" draw:text-style-name="P1" draw:layer="layout" svg:width="6.536cm" svg:height="1.894cm" svg:x="5.677cm" svg:y="14.196cm">
          <text:p text:style-name="P1">Ray</text:p>
          <text:p text:style-name="P3"><text:span text:style-name="T3">Property StartPoint</text:span></text:p>
          <text:p text:style-name="P3"><text:span text:style-name="T3">Property Slope</text:span></text:p>
          <text:p text:style-name="P3"><text:span text:style-name="T3">Property HorizontalDirection (Azimuth)</text:span></text:p>
        </draw:rect>
        <draw:rect draw:style-name="gr3" draw:text-style-name="P1" draw:layer="layout" svg:width="4.975cm" svg:height="1.894cm" svg:x="13.943cm" svg:y="8.084cm">
          <text:p text:style-name="P1"><text:span text:style-name="T4">iBoundingBoxed</text:span></text:p>
          <text:p text:style-name="P3"><text:span text:style-name="T3">getBoundingBox()</text:span></text:p>
        </draw:rect>
        <draw:rect draw:style-name="gr3" draw:text-style-name="P1" draw:layer="layout" svg:width="5.557cm" svg:height="1.894cm" svg:x="13.774cm" svg:y="14.196cm">
          <text:p text:style-name="P1">BoundingBox</text:p>
          <text:p text:style-name="P3"><text:span text:style-name="T3">Property LL = Point(Lower, Left)</text:span></text:p>
          <text:p text:style-name="P3"><text:span text:style-name="T3">Property UR = Point(Upper, Right)</text:span></text:p>
        </draw:rect>
        <draw:rect draw:style-name="gr3" draw:text-style-name="P1" draw:layer="layout" svg:width="7.116cm" svg:height="1.894cm" svg:x="3.679cm" svg:y="11.18cm">
          <text:p text:style-name="P1">StationOffsetElevation</text:p>
          <text:p text:style-name="P3"><text:span text:style-name="T3">Property station <text:s/>&lt;float&gt;</text:span></text:p>
          <text:p text:style-name="P3"><text:span text:style-name="T3">Property offset &lt;float&gt;</text:span></text:p>
          <text:p text:style-name="P3"><text:span text:style-name="T3">Property elevation &lt;float&gt;</text:span></text:p>
        </draw:rect>
        <draw:line draw:style-name="gr7" draw:text-style-name="P1" draw:layer="layout" svg:x1="16.428cm" svg:y1="11.036cm" svg:x2="16.428cm" svg:y2="10.004cm">
          <text:p/>
        </draw:line>
      </draw:page>
      <draw:page draw:name="page2" draw:style-name="dp1" draw:master-page-name="Default">
        <draw:frame draw:style-name="gr1" draw:layer="layout" svg:width="14.489cm" svg:height="0.963cm" svg:x="3.551cm" svg:y="1.29cm">
          <draw:text-box>
            <text:p>Class Hierarchy Diagram for CogoPy.Alignments</text:p>
          </draw:text-box>
        </draw:frame>
        <draw:frame draw:style-name="gr2" draw:text-style-name="P2" draw:layer="layout" svg:width="14.489cm" svg:height="1.199cm" svg:x="3.552cm" svg:y="2.391cm">
          <draw:text-box>
            <text:p text:style-name="P1"><text:span text:style-name="T1">Paul Schrum</text:span></text:p>
            <text:p text:style-name="P1"><text:span text:style-name="T1">2 March 2016</text:span></text:p>
          </draw:text-box>
        </draw:frame>
        <draw:rect draw:style-name="gr8" draw:text-style-name="P1" draw:layer="layout" svg:width="6.033cm" svg:height="2.816cm" svg:x="2.936cm" svg:y="3.819cm">
          <text:p text:style-name="P1"><text:span text:style-name="T4">GenericAlignment</text:span></text:p>
          <text:p text:style-name="P3"><text:span text:style-name="T3">Property name <text:s/>&lt;string&gt;</text:span></text:p>
          <text:p text:style-name="P3"><text:span text:style-name="T3">Property parent &lt;GenericAlignment&gt;</text:span></text:p>
          <text:p text:style-name="P3"><text:span text:style-name="T3">Property beginStation &lt;float&gt;</text:span></text:p>
          <text:p text:style-name="P3"><text:span text:style-name="T3">Property endStation &lt;float&gt;</text:span></text:p>
          <text:p text:style-name="P3"><text:span text:style-name="T3">Property allRegions &lt;List&lt;_Region&gt;&gt;</text:span></text:p>
        </draw:rect>
        <draw:line draw:style-name="gr7" draw:text-style-name="P1" draw:layer="layout" svg:x1="5.854cm" svg:y1="7.242cm" svg:x2="5.854cm" svg:y2="6.589cm">
          <text:p/>
        </draw:line>
        <draw:rect draw:style-name="gr8" draw:text-style-name="P1" draw:layer="layout" svg:width="6.033cm" svg:height="2.102cm" svg:x="12.014cm" svg:y="4.222cm">
          <text:p text:style-name="P1">Profile</text:p>
          <text:p text:style-name="P3"><text:span text:style-name="T3">Property vpiList &lt;List&lt;vpiList&gt;&gt;</text:span></text:p>
          <text:p text:style-name="P3"><text:span text:style-name="T3">Property segmentCount &lt;readonly int&gt;</text:span></text:p>
          <text:p text:style-name="P3"><text:span text:style-name="T3">Property beginStation &lt;float&gt;</text:span></text:p>
        </draw:rect>
        <draw:rect draw:style-name="gr3" draw:text-style-name="P1" draw:layer="layout" svg:width="7.408cm" svg:height="6.505cm" svg:x="2.29cm" svg:y="7.252cm">
          <text:p text:style-name="P1"><text:span text:style-name="T4">HorizontalAlignmentBase</text:span></text:p>
          <text:p text:style-name="P3"><text:span text:style-name="T3">Property beginPoint <text:s/>&lt;Point&gt;</text:span></text:p>
          <text:p text:style-name="P3"><text:span text:style-name="T3">Property endPoint <text:s text:c="3"/>&lt;Point&gt;</text:span></text:p>
          <text:p text:style-name="P3"><text:span text:style-name="T3">Property beginAzimuth &lt;Azimuth&gt;</text:span></text:p>
          <text:p text:style-name="P3"><text:span text:style-name="T3">Property endAzimuth <text:s text:c="2"/>&lt;Azimuth&gt;</text:span></text:p>
          <text:p text:style-name="P3"><text:span text:style-name="T3">Property beginDegreeOfCurve &lt;Degree&gt;</text:span></text:p>
          <text:p text:style-name="P3"><text:span text:style-name="T3">Property endDegreeOfCurve <text:s text:c="3"/>&lt;Degree&gt;</text:span></text:p>
          <text:p text:style-name="P3"><text:span text:style-name="T3">Property deflection</text:span></text:p>
          <text:p text:style-name="P3"><text:span text:style-name="T3">Property lengthAlong &lt;float&gt;</text:span></text:p>
          <text:p text:style-name="P3"><text:span text:style-name="T3">Property radius <text:s text:c="3"/>&lt;float&gt;</text:span></text:p>
          <text:p text:style-name="P3"><text:span text:style-name="T3">Property longCordVector</text:span></text:p>
          <text:p text:style-name="P3"><text:span text:style-name="T3">Static degreeOfCurveLength &lt;float&gt;</text:span></text:p>
          <text:p text:style-name="P3"><text:span text:style-name="T3">Static computeDegreeOfCurve</text:span></text:p>
          <text:p text:style-name="P3"><text:span text:style-name="T3">givenSOEgetPoint(StationOffsetElevation)</text:span></text:p>
          <text:p text:style-name="P3"><text:span text:style-name="T3">givenPointGetSOE(point)</text:span></text:p>
        </draw:rect>
        <draw:line draw:style-name="gr6" draw:text-style-name="P1" draw:layer="layout" svg:x1="2.905cm" svg:y1="14.473cm" svg:x2="16.905cm" svg:y2="14.474cm">
          <text:p/>
        </draw:line>
        <draw:line draw:style-name="gr7" draw:text-style-name="P1" draw:layer="layout" svg:x1="5.833cm" svg:y1="14.483cm" svg:x2="5.833cm" svg:y2="13.763cm">
          <text:p/>
        </draw:line>
        <draw:g>
          <draw:rect draw:style-name="gr3" draw:text-style-name="P1" draw:layer="layout" svg:width="4.256cm" svg:height="1.786cm" svg:x="0.873cm" svg:y="15.648cm">
            <text:p text:style-name="P1">LineSegment</text:p>
            <text:p text:style-name="P3"><text:span text:style-name="T3"/></text:p>
          </draw:rect>
          <draw:line draw:style-name="gr6" draw:text-style-name="P1" draw:layer="layout" svg:x1="2.905cm" svg:y1="14.473cm" svg:x2="2.905cm" svg:y2="15.636cm">
            <text:p/>
          </draw:line>
        </draw:g>
        <draw:rect draw:style-name="gr8" draw:text-style-name="P1" draw:layer="layout" svg:width="4.683cm" svg:height="3.047cm" svg:x="4.99cm" svg:y="18.064cm">
          <text:p text:style-name="P5"><text:span text:style-name="T5">ArcSegment</text:span></text:p>
          <text:p text:style-name="P6"><text:span text:style-name="T6">Property arcCenterPt</text:span></text:p>
          <text:p text:style-name="P6"><text:span text:style-name="T6">Property beginRadiusVector</text:span></text:p>
          <text:p text:style-name="P6"><text:span text:style-name="T6">Property endRadiusVector</text:span></text:p>
          <text:p text:style-name="P7"><text:span text:style-name="T6"/></text:p>
        </draw:rect>
        <draw:line draw:style-name="gr6" draw:text-style-name="P1" draw:layer="layout" svg:x1="7.305cm" svg:y1="14.474cm" svg:x2="7.305cm" svg:y2="18.045cm">
          <text:p/>
        </draw:line>
        <draw:rect draw:style-name="gr8" draw:text-style-name="P1" draw:layer="layout" svg:width="3.52cm" svg:height="1.878cm" svg:x="9.321cm" svg:y="15.655cm">
          <text:p text:style-name="P1">EulerSpiral</text:p>
          <text:p text:style-name="P3"><text:span text:style-name="T3">Property U &lt;float&gt;</text:span></text:p>
          <text:p text:style-name="P3"><text:span text:style-name="T3">Property V &lt;float&gt;</text:span></text:p>
          <text:p text:style-name="P3"><text:span text:style-name="T3"/></text:p>
        </draw:rect>
        <draw:line draw:style-name="gr6" draw:text-style-name="P1" draw:layer="layout" svg:x1="11.105cm" svg:y1="14.474cm" svg:x2="11.105cm" svg:y2="15.637cm">
          <text:p/>
        </draw:line>
        <draw:rect draw:style-name="gr8" draw:text-style-name="P1" draw:layer="layout" svg:width="5.837cm" svg:height="1.786cm" svg:x="14.092cm" svg:y="15.649cm">
          <text:p text:style-name="P1">HorizontalAlignment</text:p>
          <text:p text:style-name="P3"><text:span text:style-name="T3">Property allChildren &lt;list&lt;HAbase&gt;&gt;</text:span></text:p>
        </draw:rect>
        <draw:line draw:style-name="gr6" draw:text-style-name="P1" draw:layer="layout" svg:x1="16.905cm" svg:y1="14.474cm" svg:x2="16.905cm" svg:y2="15.637cm">
          <text:p/>
        </draw:line>
        <draw:rect draw:style-name="gr8" draw:text-style-name="P1" draw:layer="layout" svg:width="6.033cm" svg:height="2.102cm" svg:x="12.023cm" svg:y="9.322cm">
          <text:p text:style-name="P1">RawVPI</text:p>
          <text:p text:style-name="P3"><text:span text:style-name="T3">Property station</text:span></text:p>
          <text:p text:style-name="P3"><text:span text:style-name="T3">Property elevation</text:span></text:p>
          <text:p text:style-name="P3"><text:span text:style-name="T3">Property vcLength</text:span></text:p>
        </draw:rect>
        <draw:rect draw:style-name="gr8" draw:text-style-name="P1" draw:layer="layout" svg:width="6.033cm" svg:height="1.252cm" svg:x="12.024cm" svg:y="7.322cm">
          <text:p text:style-name="P1">VpiList</text:p>
          <text:p text:style-name="P3"><text:span text:style-name="T3">Property theVPIs <text:s/>&lt;list&lt;rawVPI&gt;&gt;</text:span></text:p>
        </draw:rect>
        <draw:rect draw:style-name="gr8" draw:text-style-name="P1" draw:layer="layout" svg:width="7.302cm" svg:height="3.386cm" svg:x="11.324cm" svg:y="19.724cm">
          <text:p text:style-name="P1">Station</text:p>
          <text:p text:style-name="P3"><text:span text:style-name="T3">Property myAlignment &lt;GenericAlignment&gt;</text:span></text:p>
          <text:p text:style-name="P3"><text:span text:style-name="T3">Property isOnMyAlignment &lt;bool&gt;</text:span></text:p>
          <text:p text:style-name="P3"><text:span text:style-name="T3">Property station <text:s text:c="2"/>&lt;float&gt;</text:span></text:p>
          <text:p text:style-name="P3"><text:span text:style-name="T3">Property region <text:s text:c="2"/>&lt;int&gt;</text:span></text:p>
          <text:p text:style-name="P3"><text:span text:style-name="T3">Property extension <text:s text:c="2"/>&lt;float&gt;</text:span></text:p>
          <text:p text:style-name="P3"><text:span text:style-name="T3">Property <text:s/>trueStation <text:s text:c="2"/>&lt;float&gt;</text:span></text:p>
        </draw:rect>
        <draw:rect draw:style-name="gr8" draw:text-style-name="P1" draw:layer="layout" svg:width="7.302cm" svg:height="1.746cm" svg:x="2.224cm" svg:y="22.346cm">
          <text:p text:style-name="P1">Side</text:p>
          <text:p text:style-name="P3"><text:span text:style-name="T3">Property leftRight &lt;string&gt;</text:span></text:p>
          <text:p text:style-name="P3"><text:span text:style-name="T3">Property insideOutside &lt;string&gt;</text:span></text:p>
        </draw:rect>
        <draw:rect draw:style-name="gr8" draw:text-style-name="P1" draw:layer="layout" svg:width="5.935cm" svg:height="2.566cm" svg:x="11.924cm" svg:y="23.424cm">
          <text:p text:style-name="P1">_Region</text:p>
          <text:p text:style-name="P3"><text:span text:style-name="T3">Property _trueBeginStation <text:s/>&lt;float&gt;</text:span></text:p>
          <text:p text:style-name="P3"><text:span text:style-name="T3">Property beginStation <text:s/>&lt;float&gt;</text:span></text:p>
          <text:p text:style-name="P3"><text:span text:style-name="T3">Property endStation <text:s/>&lt;float&gt;</text:span></text:p>
          <text:p text:style-name="P3"><text:span text:style-name="T3">Property regionNumber &lt;int&gt;</text:span></text:p>
        </draw:rect>
        <draw:line draw:style-name="gr7" draw:text-style-name="P1" draw:layer="layout" svg:x1="12.024cm" svg:y1="5.198cm" svg:x2="8.938cm" svg:y2="5.1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Schrum</meta:initial-creator>
    <meta:creation-date>2016-03-02T20:10:18.47</meta:creation-date>
    <dc:date>2016-03-03T15:48:23.57</dc:date>
    <dc:creator>Paul Schrum</dc:creator>
    <meta:editing-duration>PT19H24M46S</meta:editing-duration>
    <meta:editing-cycles>15</meta:editing-cycles>
    <meta:generator>OpenOffice/4.1.2$Win32 OpenOffice.org_project/412m3$Build-9782</meta:generator>
    <meta:document-statistic meta:object-count="46"/>
  </office:meta>
</office:document-meta>
</file>